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4.0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1.5cm" svg:height="11.5cm" draw:transform="rotate (-0.85992372245863) translate (8.809cm 9.832cm)">
            <text:p/>
            <draw:enhanced-geometry draw:glue-point-type="segments" draw:type="mso-spt100" draw:modifiers="-90 -79.636155162496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11.5cm" svg:height="11.5cm" draw:transform="rotate (-0.85992372245863) translate (10.028cm 8.949cm)">
            <text:p/>
            <draw:enhanced-geometry draw:glue-point-type="segments" draw:type="mso-spt100" draw:modifiers="-79.5410786513828 -90.14810356585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draw:style-name="gr3" draw:text-style-name="P2" draw:layer="layout" svg:width="10.541cm" svg:height="5.597cm" svg:x="5.316cm" svg:y="17.869cm">
          <draw:text-box>
            <text:p text:style-name="P2"><text:span text:style-name="T1">99,3%</text:span></text:p>
            <text:p text:style-name="P2"><text:span text:style-name="T1">Without branch</text:span></text:p>
          </draw:text-box>
        </draw:frame>
        <draw:frame draw:style-name="gr4" draw:text-style-name="P4" draw:layer="layout" svg:width="6.2cm" svg:height="1.479cm" svg:x="10.668cm" svg:y="22.679cm">
          <draw:text-box>
            <text:p text:style-name="P3"><text:span text:style-name="T2">410 000 calls</text:span></text:p>
          </draw:text-box>
        </draw:frame>
        <draw:frame draw:style-name="gr4" draw:text-style-name="P4" draw:layer="layout" svg:width="2.754cm" svg:height="1.479cm" svg:x="13.948cm" svg:y="12.69cm">
          <draw:text-box>
            <text:p text:style-name="P3"><text:span text:style-name="T2">0,7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nntag</meta:initial-creator>
    <meta:creation-date>2009-11-27T04:50:51</meta:creation-date>
    <dc:creator>sonntag</dc:creator>
    <dc:date>2009-11-27T04:59:25</dc:date>
    <meta:editing-cycles>1</meta:editing-cycles>
    <meta:editing-duration>PT8M3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